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90e2c" officeooo:paragraph-rsid="00190e2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190e2c" officeooo:paragraph-rsid="00190e2c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90e2c" officeooo:paragraph-rsid="00190e2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a4159" officeooo:paragraph-rsid="001a4159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90e2c" officeooo:paragraph-rsid="00190e2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a4159" officeooo:paragraph-rsid="001a415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a4159" officeooo:paragraph-rsid="001a415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190e2c" officeooo:paragraph-rsid="001c56c8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1a4159" officeooo:paragraph-rsid="001a415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1c56c8" officeooo:paragraph-rsid="001c56c8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20dd23" officeooo:paragraph-rsid="0020dd2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20dd23" officeooo:paragraph-rsid="0026338f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26338f" officeooo:paragraph-rsid="0026338f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2973be" officeooo:paragraph-rsid="002973be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41fb98" officeooo:paragraph-rsid="0041fb98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1c093b" officeooo:paragraph-rsid="001c093b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1pt" fo:font-weight="normal" officeooo:rsid="001a4159" officeooo:paragraph-rsid="001ed4fa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1pt" fo:font-weight="bold" officeooo:rsid="001a4159" officeooo:paragraph-rsid="001a4159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1pt" fo:font-weight="bold" officeooo:rsid="001c093b" officeooo:paragraph-rsid="001ed4fa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1pt" fo:font-weight="bold" officeooo:rsid="001e24a8" officeooo:paragraph-rsid="001e24a8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1pt" fo:font-weight="bold" officeooo:rsid="001e24a8" officeooo:paragraph-rsid="001ed4fa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1pt" fo:font-weight="bold" officeooo:rsid="00249d69" officeooo:paragraph-rsid="00249d69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1pt" fo:font-weight="bold" officeooo:rsid="003e846c" officeooo:paragraph-rsid="003e846c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1pt" style:text-underline-style="solid" style:text-underline-width="bold" style:text-underline-color="font-color" fo:font-weight="normal" officeooo:rsid="00190e2c" officeooo:paragraph-rsid="00190e2c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1pt" style:text-underline-style="solid" style:text-underline-width="bold" style:text-underline-color="font-color" fo:font-weight="normal" officeooo:rsid="00190e2c" officeooo:paragraph-rsid="00190e2c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c56c8" officeooo:paragraph-rsid="001c56c8" style:font-size-asian="11pt" style:font-weight-asian="normal" style:font-size-complex="11pt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fo:font-size="11pt" style:text-underline-style="none" fo:font-weight="normal" officeooo:rsid="002973be" officeooo:paragraph-rsid="002973be" style:font-size-asian="11pt" style:font-weight-asian="normal" style:font-size-complex="11pt" style:font-weight-complex="normal"/>
    </style:style>
    <style:style style:name="P28" style:family="paragraph" style:parent-style-name="Standard" style:list-style-name="L9">
      <style:paragraph-properties fo:text-align="start" style:justify-single-word="false"/>
      <style:text-properties fo:font-size="11pt" style:text-underline-style="none" fo:font-weight="normal" officeooo:rsid="002d4e93" officeooo:paragraph-rsid="002d4e93" style:font-size-asian="11pt" style:font-weight-asian="normal" style:font-size-complex="11pt" style:font-weight-complex="normal"/>
    </style:style>
    <style:style style:name="P29" style:family="paragraph" style:parent-style-name="Standard" style:list-style-name="L10">
      <style:paragraph-properties fo:text-align="start" style:justify-single-word="false"/>
      <style:text-properties fo:font-size="11pt" style:text-underline-style="none" fo:font-weight="normal" officeooo:rsid="002d4e93" officeooo:paragraph-rsid="002d4e93" style:font-size-asian="11pt" style:font-weight-asian="normal" style:font-size-complex="11pt" style:font-weight-complex="normal"/>
    </style:style>
    <style:style style:name="P30" style:family="paragraph" style:parent-style-name="Standard" style:list-style-name="L11">
      <style:paragraph-properties fo:text-align="start" style:justify-single-word="false"/>
      <style:text-properties fo:font-size="11pt" style:text-underline-style="none" fo:font-weight="normal" officeooo:rsid="002e1434" officeooo:paragraph-rsid="002e1434" style:font-size-asian="11pt" style:font-weight-asian="normal" style:font-size-complex="11pt" style:font-weight-complex="normal"/>
    </style:style>
    <style:style style:name="P31" style:family="paragraph" style:parent-style-name="Standard" style:list-style-name="L12">
      <style:paragraph-properties fo:text-align="start" style:justify-single-word="false"/>
      <style:text-properties fo:font-size="11pt" style:text-underline-style="none" fo:font-weight="normal" officeooo:rsid="00351282" officeooo:paragraph-rsid="00351282" style:font-size-asian="11pt" style:font-weight-asian="normal" style:font-size-complex="11pt" style:font-weight-complex="normal"/>
    </style:style>
    <style:style style:name="P32" style:family="paragraph" style:parent-style-name="Standard" style:list-style-name="L12">
      <style:paragraph-properties fo:text-align="start" style:justify-single-word="false"/>
      <style:text-properties fo:font-size="11pt" style:text-underline-style="none" fo:font-weight="normal" officeooo:rsid="00370527" officeooo:paragraph-rsid="00370527" style:font-size-asian="11pt" style:font-weight-asian="normal" style:font-size-complex="11pt" style:font-weight-complex="normal"/>
    </style:style>
    <style:style style:name="P33" style:family="paragraph" style:parent-style-name="Standard" style:list-style-name="L13">
      <style:paragraph-properties fo:text-align="start" style:justify-single-word="false"/>
      <style:text-properties fo:font-size="11pt" style:text-underline-style="none" fo:font-weight="normal" officeooo:rsid="00426455" officeooo:paragraph-rsid="00426455" style:font-size-asian="11pt" style:font-weight-asian="normal" style:font-size-complex="11pt" style:font-weight-complex="normal"/>
    </style:style>
    <style:style style:name="P34" style:family="paragraph" style:parent-style-name="Standard" style:list-style-name="L7">
      <style:paragraph-properties fo:text-align="start" style:justify-single-word="false"/>
      <style:text-properties fo:font-size="11pt" style:text-underline-style="none" fo:font-weight="normal" officeooo:rsid="002973be" officeooo:paragraph-rsid="002973be" style:font-size-asian="9.60000038146973pt" style:font-weight-asian="normal" style:font-size-complex="11pt" style:font-weight-complex="normal"/>
    </style:style>
    <style:style style:name="P35" style:family="paragraph" style:parent-style-name="Standard" style:list-style-name="L8">
      <style:paragraph-properties fo:text-align="start" style:justify-single-word="false"/>
      <style:text-properties fo:font-size="11pt" style:text-underline-style="none" fo:font-weight="normal" officeooo:rsid="002973be" officeooo:paragraph-rsid="002973be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1pt" style:text-underline-style="none" fo:font-weight="bold" officeooo:rsid="001ed4fa" officeooo:paragraph-rsid="001ed4fa" style:font-size-asian="9.60000038146973pt" style:font-weight-asian="bold" style:font-size-complex="11pt" style:font-weight-complex="bold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1pt" style:text-underline-style="none" fo:font-weight="bold" officeooo:rsid="001ed4fa" officeooo:paragraph-rsid="001ed4fa" style:font-size-asian="9.60000038146973pt" style:font-weight-asian="bold" style:font-size-complex="11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1pt" style:text-underline-style="none" fo:font-weight="bold" officeooo:rsid="001ed4fa" officeooo:paragraph-rsid="0020dd23" style:font-size-asian="9.60000038146973pt" style:font-weight-asian="bold" style:font-size-complex="11pt" style:font-weight-complex="bold"/>
    </style:style>
    <style:style style:name="P39" style:family="paragraph" style:parent-style-name="Standard" style:list-style-name="L2">
      <style:paragraph-properties fo:text-align="start" style:justify-single-word="false"/>
      <style:text-properties fo:font-size="11pt" style:text-underline-style="none" fo:font-weight="bold" officeooo:rsid="0020dd23" officeooo:paragraph-rsid="0020dd23" style:font-size-asian="9.60000038146973pt" style:font-weight-asian="bold" style:font-size-complex="11pt" style:font-weight-complex="bold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1pt" style:text-underline-style="none" fo:font-weight="bold" officeooo:rsid="0020dd23" officeooo:paragraph-rsid="0020dd23" style:font-size-asian="9.60000038146973pt" style:font-weight-asian="bold" style:font-size-complex="11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1pt" style:text-underline-style="none" fo:font-weight="bold" officeooo:rsid="0026338f" officeooo:paragraph-rsid="0026338f" style:font-size-asian="9.60000038146973pt" style:font-weight-asian="bold" style:font-size-complex="11pt" style:font-weight-complex="bold"/>
    </style:style>
    <style:style style:name="P42" style:family="paragraph" style:parent-style-name="Standard" style:list-style-name="L3">
      <style:paragraph-properties fo:text-align="start" style:justify-single-word="false"/>
      <style:text-properties fo:font-size="11pt" style:text-underline-style="none" fo:font-weight="bold" officeooo:rsid="0026338f" officeooo:paragraph-rsid="0026338f" style:font-size-asian="9.60000038146973pt" style:font-weight-asian="bold" style:font-size-complex="11pt" style:font-weight-complex="bold"/>
    </style:style>
    <style:style style:name="P43" style:family="paragraph" style:parent-style-name="Standard" style:list-style-name="L3">
      <style:paragraph-properties fo:text-align="start" style:justify-single-word="false"/>
      <style:text-properties fo:font-size="11pt" style:text-underline-style="none" fo:font-weight="bold" officeooo:rsid="0027ac72" officeooo:paragraph-rsid="0027ac72" style:font-size-asian="9.60000038146973pt" style:font-weight-asian="bold" style:font-size-complex="11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1pt" style:text-underline-style="none" fo:font-weight="bold" officeooo:rsid="002973be" officeooo:paragraph-rsid="002973be" style:font-size-asian="9.60000038146973pt" style:font-weight-asian="bold" style:font-size-complex="11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1pt" style:text-underline-style="none" fo:font-weight="bold" officeooo:rsid="0026338f" officeooo:paragraph-rsid="0026338f" style:font-size-asian="11pt" style:font-weight-asian="bold" style:font-size-complex="11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1pt" style:text-underline-style="none" fo:font-weight="bold" officeooo:rsid="002973be" officeooo:paragraph-rsid="002973be" style:font-size-asian="11pt" style:font-weight-asian="bold" style:font-size-complex="11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1pt" style:text-underline-style="none" fo:font-weight="bold" officeooo:rsid="002d4e93" officeooo:paragraph-rsid="002d4e93" style:font-size-asian="11pt" style:font-weight-asian="bold" style:font-size-complex="11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1pt" style:text-underline-style="none" fo:font-weight="bold" officeooo:rsid="00351282" officeooo:paragraph-rsid="00351282" style:font-size-asian="11pt" style:font-weight-asian="bold" style:font-size-complex="11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1pt" style:text-underline-style="none" fo:font-weight="bold" officeooo:rsid="00426455" officeooo:paragraph-rsid="00426455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24a8" style:font-weight-asian="normal" style:font-weight-complex="normal"/>
    </style:style>
    <style:style style:name="T3" style:family="text">
      <style:text-properties fo:font-weight="normal" officeooo:rsid="001ed4fa" style:font-weight-asian="normal" style:font-weight-complex="normal"/>
    </style:style>
    <style:style style:name="T4" style:family="text">
      <style:text-properties fo:font-weight="normal" officeooo:rsid="0020dd23" style:font-weight-asian="normal" style:font-weight-complex="normal"/>
    </style:style>
    <style:style style:name="T5" style:family="text">
      <style:text-properties fo:font-weight="normal" officeooo:rsid="0026338f" style:font-weight-asian="normal" style:font-weight-complex="normal"/>
    </style:style>
    <style:style style:name="T6" style:family="text">
      <style:text-properties fo:font-weight="normal" officeooo:rsid="0027ac72" style:font-weight-asian="normal" style:font-weight-complex="normal"/>
    </style:style>
    <style:style style:name="T7" style:family="text">
      <style:text-properties fo:font-weight="normal" officeooo:rsid="002b41ba" style:font-weight-asian="normal" style:font-weight-complex="normal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1a4159" style:font-size-asian="11pt" style:font-size-complex="11pt"/>
    </style:style>
    <style:style style:name="T10" style:family="text">
      <style:text-properties fo:font-size="11pt" officeooo:rsid="001c093b" style:font-size-asian="11pt" style:font-size-complex="11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size="11pt" fo:font-weight="bold" officeooo:rsid="001a4159" style:font-size-asian="11pt" style:font-weight-asian="bold" style:font-size-complex="11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c093b"/>
    </style:style>
    <style:style style:name="T16" style:family="text">
      <style:text-properties officeooo:rsid="001e24a8"/>
    </style:style>
    <style:style style:name="T17" style:family="text">
      <style:text-properties officeooo:rsid="001ed4fa"/>
    </style:style>
    <style:style style:name="T18" style:family="text">
      <style:text-properties officeooo:rsid="0020dd23"/>
    </style:style>
    <style:style style:name="T19" style:family="text">
      <style:text-properties officeooo:rsid="00249d69"/>
    </style:style>
    <style:style style:name="T20" style:family="text">
      <style:text-properties officeooo:rsid="0026338f"/>
    </style:style>
    <style:style style:name="T21" style:family="text">
      <style:text-properties officeooo:rsid="002b41ba"/>
    </style:style>
    <style:style style:name="T22" style:family="text">
      <style:text-properties officeooo:rsid="002d4e93"/>
    </style:style>
    <style:style style:name="T23" style:family="text">
      <style:text-properties officeooo:rsid="003a04f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ristopher McCormick</text:p>
      <text:p text:style-name="P24">linkedin.com/in/christopher-mccormick-6a2344164/ <text:span text:style-name="T14">|</text:span> camccor7@asu.edu <text:span text:style-name="T14">|</text:span> (520) 661-2791 <text:span text:style-name="T14">|</text:span> Tempe, AZ </text:p>
      <text:p text:style-name="P10">Summary<text:tab/><text:tab/><text:tab/><text:tab/><text:tab/><text:tab/><text:tab/><text:tab/><text:tab/><text:tab/><text:tab/><text:tab/><text:tab/><text:tab/></text:p>
      <text:p text:style-name="P26">A Junior Electrical Engineering Student with an emphasis on embedded system and RF development. Although, that does not stop <text:span text:style-name="T20">me</text:span> from indulging in other interesting topics such as Quantum Mechanics, <text:span text:style-name="T20">Power Electronics and IT.</text:span></text:p>
      <text:p text:style-name="P25"/>
      <text:p text:style-name="P8">Education<text:tab/><text:tab/><text:tab/><text:tab/><text:tab/><text:tab/><text:tab/><text:tab/><text:tab/><text:tab/><text:tab/><text:tab/><text:tab/><text:tab/></text:p>
      <text:p text:style-name="P3"><text:span text:style-name="T9">B.S.E</text:span><text:span text:style-name="T8"> in Electrical Engineering<text:tab/><text:tab/><text:tab/><text:tab/><text:tab/><text:tab/><text:tab/></text:span><text:span text:style-name="T10">Junior, Graduating in<text:tab/><text:tab/><text:tab/><text:tab/><text:tab/><text:tab/><text:tab/><text:tab/><text:tab/><text:tab/><text:tab/><text:tab/></text:span><text:span text:style-name="T8">May 2023</text:span></text:p>
      <text:p text:style-name="P5"><text:span text:style-name="T8">Arizona State University<text:tab/><text:tab/><text:tab/><text:tab/><text:tab/><text:tab/><text:tab/><text:tab/></text:span><text:span text:style-name="T13">Tempe, AZ</text:span></text:p>
      <text:p text:style-name="P6"><text:span text:style-name="T12">Focus</text:span><text:span text:style-name="T8">: Embedded Systems &amp; RF Design</text:span></text:p>
      <text:p text:style-name="P9">Technical Skills <text:s text:c="32"/><text:tab/><text:tab/><text:tab/><text:tab/><text:tab/><text:tab/><text:tab/><text:tab/><text:tab/><text:tab/></text:p>
      <text:p text:style-name="P17"><text:span text:style-name="T14">Programming: </text:span>C/C++ <text:span text:style-name="T16">(Proficient)</text:span>, Python <text:span text:style-name="T16">(Proficient)</text:span>, Java <text:span text:style-name="T16">(Proficient)</text:span>, <text:span text:style-name="T16"><text:s/></text:span><text:span text:style-name="T17">Assembly </text:span><text:span text:style-name="T16">(Intermediatory), </text:span>Bash <text:span text:style-name="T16">(Proficient)</text:span>, Matlab <text:span text:style-name="T16">(Proficient), </text:span><text:span text:style-name="T20">Verilog (Proficient), VHDL (Intermediatory)</text:span></text:p>
      <text:p text:style-name="P18">Lab Equipment Experience: <text:span text:style-name="T1">Spectrum Analyzer </text:span><text:span text:style-name="T2">(Intermediatory)</text:span><text:span text:style-name="T1">, Oscilloscope </text:span><text:span text:style-name="T2">(Proficient)</text:span><text:span text:style-name="T1">, Logic Analyzer </text:span><text:span text:style-name="T2">(Proficient)</text:span><text:span text:style-name="T1">, Multimeters </text:span><text:span text:style-name="T2">(Proficient).</text:span></text:p>
      <text:p text:style-name="P23">Operating System Experience: <text:span text:style-name="T1">Linux (Expert), Windows (Proficient)</text:span></text:p>
      <text:p text:style-name="P18">PCB Design <text:span text:style-name="T15">&amp; Layouting</text:span>: <text:span text:style-name="T1">KiCad </text:span><text:span text:style-name="T3">(Proficient)</text:span><text:span text:style-name="T1">, LTSpice </text:span><text:span text:style-name="T3">(Proficient).</text:span></text:p>
      <text:p text:style-name="P20">PCB Fabrication: <text:span text:style-name="T1">Soldering (Proficient), SMD Rework (Proficient). </text:span></text:p>
      <text:p text:style-name="P19">3D Modeling:<text:span text:style-name="T1"> Fusion 360 </text:span><text:span text:style-name="T2">(Intermediatory)</text:span></text:p>
      <text:p text:style-name="P22">3D Printing: <text:span text:style-name="T1">Filament Printing (FDM), Laser Sintering (SLA)</text:span></text:p>
      <text:p text:style-name="P21">Other: <text:span text:style-name="T1">Microsoft Office (Proficient)</text:span></text:p>
      <text:p text:style-name="P18">Certificates: <text:span text:style-name="T1">Amateur Radio License (KJ7TZG), </text:span></text:p>
      <text:p text:style-name="P16">Professional Experience<text:tab/><text:tab/><text:tab/><text:tab/><text:tab/><text:tab/><text:tab/><text:tab/><text:tab/><text:tab/><text:tab/><text:tab/></text:p>
      <text:p text:style-name="P36">Interplanetary Initiative Lab: Research and Project Intern (20 – 30 hr./week)<text:tab/><text:span text:style-name="T1">09/2021 – Current</text:span></text:p>
      <text:list xml:id="list3752978433" text:style-name="L1">
        <text:list-item>
          <text:p text:style-name="P37"><text:span text:style-name="T1">Software Development for Mutliple Small Satellites</text:span></text:p>
        </text:list-item>
        <text:list-item>
          <text:p text:style-name="P37"><text:span text:style-name="T1">PCB Design for rapidly developed NASA funded projects</text:span></text:p>
        </text:list-item>
        <text:list-item>
          <text:p text:style-name="P37"><text:span text:style-name="T1">Lead Techician for RF Equipment and Vibration Testing System.</text:span></text:p>
        </text:list-item>
        <text:list-item>
          <text:p text:style-name="P40"><text:span text:style-name="T1">Contributed to Open Source Radio Development (</text:span><text:span text:style-name="T5">Planet </text:span><text:span text:style-name="T1">OpenLST Radio)</text:span></text:p>
        </text:list-item>
        <text:list-item>
          <text:p text:style-name="P37"><text:span text:style-name="T1">Team Lead for Attitude Determination and Control System (ADCS) Testbed Development.</text:span></text:p>
        </text:list-item>
        <text:list-item>
          <text:p text:style-name="P40"><text:span text:style-name="T1">Assist Students with Embedded Systems Development</text:span></text:p>
        </text:list-item>
      </text:list>
      <text:p text:style-name="P36">IT Summer Intern<text:span text:style-name="T1"> (40 hr./week)<text:tab/><text:tab/><text:tab/><text:tab/><text:tab/><text:tab/><text:tab/>05/2020 – 08/2020</text:span></text:p>
      <text:list xml:id="list1003286956" text:style-name="L2">
        <text:list-item>
          <text:p text:style-name="P39"><text:span text:style-name="T1">Assisted with Local to Cloud based Data Migration.</text:span></text:p>
        </text:list-item>
        <text:list-item>
          <text:p text:style-name="P39"><text:span text:style-name="T1">Developed Various scripts to accelerate the process as necessary.</text:span></text:p>
        </text:list-item>
      </text:list>
      <text:p text:style-name="P38"><text:span text:style-name="T18">Inventory Clerk</text:span><text:span text:style-name="T4"> </text:span><text:span text:style-name="T1">(</text:span><text:span text:style-name="T4">15-20</text:span><text:span text:style-name="T1"> hr./week)<text:tab/><text:tab/><text:tab/><text:tab/><text:tab/><text:tab/><text:tab/>0</text:span><text:span text:style-name="T4">8</text:span><text:span text:style-name="T1">/20</text:span><text:span text:style-name="T4">19</text:span><text:span text:style-name="T1"> – 0</text:span><text:span text:style-name="T4">9</text:span><text:span text:style-name="T1">/2020</text:span></text:p>
      <text:list xml:id="list133360548267449" text:continue-numbering="true" text:style-name="L2">
        <text:list-item>
          <text:p text:style-name="P39"><text:span text:style-name="T1">Assisted with ASU’s inventory maintenance</text:span></text:p>
        </text:list-item>
        <text:list-item>
          <text:p text:style-name="P39"><text:span text:style-name="T1">Developed Various Excel and python scripts to accelerate inventorying process. </text:span></text:p>
        </text:list-item>
      </text:list>
      <text:p text:style-name="P14"><text:span text:style-name="T19">P</text:span>apers<text:tab/><text:tab/><text:tab/><text:tab/><text:tab/><text:tab/><text:tab/><text:tab/><text:tab/><text:tab/><text:tab/><text:tab/><text:tab/></text:p>
      <text:p text:style-name="P44">2021 Small Satellite Conference - Deployable Optical Receiver Array Cubesat </text:p>
      <text:list xml:id="list1368443582" text:style-name="L7">
        <text:list-item>
          <text:p text:style-name="P34">Sub-Author</text:p>
        </text:list-item>
      </text:list>
      <text:p text:style-name="P44">2022 IEEE Aerospace Conference – Plan for On-Orbit Demonstration of the Deployable Optical Receiver Array</text:p>
      <text:list xml:id="list3879140119" text:style-name="L8">
        <text:list-item>
          <text:p text:style-name="P35">Sub-Author</text:p>
        </text:list-item>
        <text:list-item>
          <text:p text:style-name="P35">In-review</text:p>
        </text:list-item>
      </text:list>
      <text:p text:style-name="P11"><text:span text:style-name="T19">Side Projects</text:span><text:tab/><text:tab/><text:tab/><text:tab/><text:tab/><text:tab/><text:tab/><text:tab/><text:tab/><text:tab/><text:tab/><text:tab/><text:tab/><text:tab/></text:p>
      <text:p text:style-name="P46">RISC-V Experimentation:</text:p>
      <text:list xml:id="list2290608771" text:style-name="L5">
        <text:list-item>
          <text:p text:style-name="P27">Explored the new ISA using a development more and published <text:span text:style-name="T22">documentation</text:span></text:p>
        </text:list-item>
        <text:list-item>
          <text:p text:style-name="P27">Experimented with GPIO, PWM, I2C using assembly soley.</text:p>
        </text:list-item>
      </text:list>
      <text:p text:style-name="P47">FPGA Development:</text:p>
      <text:list xml:id="list2843335020" text:style-name="L9">
        <text:list-item>
          <text:p text:style-name="P28">Bit-Banged various communcation protocols (Ethernet-IEE802.3, HDMI, VGA, SPI, I2C).</text:p>
        </text:list-item>
        <text:list-item>
          <text:p text:style-name="P28">Worked with both Altera and Xilinx FPGAs.</text:p>
        </text:list-item>
      </text:list>
      <text:p text:style-name="P47"><text:soft-page-break/>Motherboard Repair:</text:p>
      <text:list xml:id="list2096043779" text:style-name="L10">
        <text:list-item>
          <text:p text:style-name="P29">Debugged and repaired older server motherboards with known <text:span text:style-name="T23">PCI clock failures.</text:span></text:p>
        </text:list-item>
        <text:list-item>
          <text:p text:style-name="P29">Published Documentation on Repairs.</text:p>
        </text:list-item>
        <text:list-item>
          <text:p text:style-name="P29">Sold Replacement parts for other people with Similar Failures</text:p>
        </text:list-item>
      </text:list>
      <text:p text:style-name="P47">Custom Video Adapter:</text:p>
      <text:list xml:id="list4075230739" text:style-name="L11">
        <text:list-item>
          <text:p text:style-name="P30">Designed PCB to Convert Dual DVI ports to Dual HDMI ports.</text:p>
        </text:list-item>
        <text:list-item>
          <text:p text:style-name="P30">Involved routing high-speed differential signals.</text:p>
        </text:list-item>
      </text:list>
      <text:p text:style-name="P48">Electric Bike:</text:p>
      <text:list xml:id="list612901671" text:style-name="L12">
        <text:list-item>
          <text:p text:style-name="P31">Consisted of adding a Brushless Hub Motor to an existing Bike Frame adding necessary electrical parts to the bike such as emergency cut off switches, Brake Lights, Running Lights, etc.</text:p>
        </text:list-item>
        <text:list-item>
          <text:p text:style-name="P32">Modified Speed Controllers to allow for regenerative braking and published information.</text:p>
        </text:list-item>
      </text:list>
      <text:p text:style-name="P15">Activites<text:tab/><text:tab/><text:tab/><text:tab/><text:tab/><text:tab/><text:tab/><text:tab/><text:tab/><text:tab/><text:tab/><text:tab/><text:tab/><text:tab/></text:p>
      <text:p text:style-name="P49">Sun Devil Satellite Laboratory<text:tab/><text:tab/><text:tab/><text:tab/><text:tab/><text:tab/><text:tab/><text:span text:style-name="T1">2020-2021</text:span></text:p>
      <text:list xml:id="list3336719422" text:style-name="L13">
        <text:list-item>
          <text:p text:style-name="P33">Team Member then Team Lead for HyperSpectral CubeSat Project<text:tab/><text:tab/><text:tab/><text:tab/><text:tab/></text:p>
        </text:list-item>
      </text:list>
      <text:p text:style-name="P49">ASU Linux User Group Member <text:span text:style-name="T1"><text:tab/><text:tab/><text:tab/><text:tab/><text:tab/><text:tab/><text:tab/>2019-Current</text:span></text:p>
      <text:p text:style-name="P49"><text:span text:style-name="T1"/></text:p>
      <text:p text:style-name="P12"><text:span text:style-name="T20">Relavent Coursework<text:tab/><text:tab/><text:tab/><text:tab/><text:tab/><text:tab/><text:tab/><text:tab/><text:tab/><text:tab/><text:tab/><text:tab/></text:span></text:p>
      <text:p text:style-name="P45">Taken: <text:span text:style-name="T1">Calculus 1-3, Multivariable Statistics, Physics Mechanics, Electromagnetisim 1 &amp; 2, C/C++ Programming, Verilog &amp; FPGA Development, Circuits 1-2, Quantum Mechanics, Signals &amp; Systems 1-2</text:span></text:p>
      <text:p text:style-name="P45">Taking: <text:span text:style-name="T1">Antenna Design, Analog &amp; Digital Circuits, Power Electronics, Computer Controlled Systems</text:span></text:p>
      <text:p text:style-name="P45"><text:span text:style-name="T1"/></text:p>
      <text:p text:style-name="P13">Awards<text:span text:style-name="T1"><text:tab/><text:tab/><text:tab/><text:tab/><text:tab/><text:tab/><text:tab/><text:tab/><text:tab/><text:tab/><text:tab/><text:tab/><text:tab/><text:tab/></text:span></text:p>
      <text:p text:style-name="P41">Congressional App Challenge<text:tab/><text:tab/><text:tab/><text:tab/><text:tab/><text:tab/><text:tab/><text:tab/><text:span text:style-name="T1">201</text:span><text:span text:style-name="T6">7</text:span><text:span text:style-name="T1">-201</text:span><text:span text:style-name="T6">8</text:span></text:p>
      <text:list xml:id="list608298636" text:style-name="L3">
        <text:list-item>
          <text:p text:style-name="P42"><text:span text:style-name="T21">2017</text:span><text:span text:style-name="T7"> - </text:span><text:span text:style-name="T1">Developed Laser Cuttable Box Generator Desktop Application</text:span></text:p>
        </text:list-item>
        <text:list-item>
          <text:p text:style-name="P43"><text:span text:style-name="T21">2018</text:span><text:span text:style-name="T7"> - </text:span><text:span text:style-name="T6">D</text:span><text:span text:style-name="T1">eveloped Scrap Wood Scanner for easier utilization oddly sized laser cuttable wood</text:span></text:p>
        </text:list-item>
      </text:list>
      <text:p text:style-name="P45"><text:span text:style-name="T1"/></text:p>
      <text:p text:style-name="P13"><text:span text:style-name="T20">P</text:span>ortfolio<text:tab/><text:tab/><text:tab/><text:tab/><text:tab/><text:tab/><text:tab/><text:tab/><text:tab/><text:tab/><text:tab/><text:tab/><text:tab/><text:tab/></text:p>
      <text:p text:style-name="P45">Github - <text:a xlink:type="simple" xlink:href="https://github.com/rommac100" text:style-name="Internet_20_link" text:visited-style-name="Visited_20_Internet_20_Link"><text:span text:style-name="T1">https://github.com/rommac100</text:span></text:a></text:p>
      <text:p text:style-name="P45">Website - <text:a xlink:type="simple" xlink:href="https://rommac100.github.io/" text:style-name="Internet_20_link" text:visited-style-name="Visited_20_Internet_20_Link"><text:span text:style-name="T1">https://rommac100.github.io/</text:span></text:a></text:p>
      <text:p text:style-name="P16"/>
      <text:p text:style-name="P18"><text:span text:style-name="T1"/></text:p>
      <text:p text:style-name="P18"><text:span text:style-name="T1"/></text:p>
      <text:p text:style-name="P7"/>
      <text:p text:style-name="P7"/>
      <text:p text:style-name="P4"/>
      <text:p text:style-name="P2"><text:span text:style-name="T11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5T11:43:03.277991537</meta:creation-date>
    <dc:date>2022-01-15T13:30:45.463286774</dc:date>
    <meta:editing-duration>PT1H24M43S</meta:editing-duration>
    <meta:editing-cycles>18</meta:editing-cycles>
    <meta:generator>LibreOffice/7.2.5.2.0$Linux_X86_64 LibreOffice_project/20$Build-2</meta:generator>
    <meta:document-statistic meta:table-count="0" meta:image-count="0" meta:object-count="0" meta:page-count="2" meta:paragraph-count="69" meta:word-count="530" meta:character-count="4139" meta:non-whitespace-character-count="3469"/>
  </office:meta>
</office:document-meta>
</file>